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croContext.MacroContext( String macroQName , Event bodyStart , Event body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croContext.getBody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Context.getMacro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roContext.getBody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